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db2b" officeooo:paragraph-rsid="0011db2b"/>
    </style:style>
    <style:style style:name="P2" style:family="paragraph" style:parent-style-name="Standard">
      <style:text-properties officeooo:rsid="0019c825" officeooo:paragraph-rsid="0019c825"/>
    </style:style>
    <style:style style:name="P3" style:family="paragraph" style:parent-style-name="Standard">
      <style:text-properties officeooo:rsid="001ff0d2" officeooo:paragraph-rsid="001ff0d2"/>
    </style:style>
    <style:style style:name="P4" style:family="paragraph" style:parent-style-name="Standard">
      <style:text-properties officeooo:rsid="00215e42" officeooo:paragraph-rsid="00215e42"/>
    </style:style>
    <style:style style:name="P5" style:family="paragraph" style:parent-style-name="Standard">
      <style:text-properties officeooo:rsid="002b9bdb" officeooo:paragraph-rsid="002b9bdb"/>
    </style:style>
    <style:style style:name="P6" style:family="paragraph" style:parent-style-name="Standard">
      <style:text-properties officeooo:rsid="002f02d5" officeooo:paragraph-rsid="002f02d5"/>
    </style:style>
    <style:style style:name="T1" style:family="text">
      <style:text-properties officeooo:rsid="0019c825"/>
    </style:style>
    <style:style style:name="T2" style:family="text">
      <style:text-properties officeooo:rsid="001b2747"/>
    </style:style>
    <style:style style:name="T3" style:family="text">
      <style:text-properties officeooo:rsid="00204d3d"/>
    </style:style>
    <style:style style:name="T4" style:family="text">
      <style:text-properties officeooo:rsid="002278ec"/>
    </style:style>
    <style:style style:name="T5" style:family="text">
      <style:text-properties officeooo:rsid="002c5c30"/>
    </style:style>
    <style:style style:name="T6" style:family="text">
      <style:text-properties officeooo:rsid="002eb91c"/>
    </style:style>
    <style:style style:name="T7" style:family="text">
      <style:text-properties fo:color="#222635" style:font-name="Helvetica Neue" fo:font-size="13.5pt" fo:letter-spacing="normal" fo:font-weight="bold"/>
    </style:style>
    <style:style style:name="T8" style:family="text">
      <style:text-properties fo:color="#222635" style:font-name="Helvetica Neue" fo:font-size="13.5pt" fo:letter-spacing="normal" fo:font-weight="bold" officeooo:rsid="0035611b"/>
    </style:style>
    <style:style style:name="T9" style:family="text">
      <style:text-properties officeooo:rsid="003ac7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Visitor </text:span>design pattern </text:p>
      <text:p text:style-name="P1"/>
      <text:p text:style-name="P2">Def : Add new <text:span text:style-name="T2">operation to existent object structures without modifying existing data structure.</text:span></text:p>
      <text:p text:style-name="P2"/>
      <text:p text:style-name="P6">Or </text:p>
      <text:p text:style-name="P6"><text:span text:style-name="Emphasis"><text:span text:style-name="T7">Allows for one or more operation to be applied to a set of objects at runtime, decoupling the operations from the object structure.</text:span></text:span></text:p>
      <text:p text:style-name="P6"><text:span text:style-name="Emphasis"><text:span text:style-name="T7"/></text:span></text:p>
      <text:p text:style-name="P6"><text:span text:style-name="Emphasis"><text:span text:style-name="T8"/></text:span></text:p>
      <text:p text:style-name="P3"/>
      <text:p text:style-name="P3">Problem : Tightly coupling <text:span text:style-name="T3">operation with object structure.</text:span></text:p>
      <text:p text:style-name="P4">Ex : <text:span text:style-name="T9">interface</text:span> <text:s/>Animal {</text:p>
      <text:p text:style-name="P4"><text:s text:c="8"/>makeSound();//op1</text:p>
      <text:p text:style-name="P4">}</text:p>
      <text:p text:style-name="P4">Classes <text:s/>Dog ,Cat etc implementing this interface , <text:span text:style-name="T4">Now if <text:s/>we add <text:s/>more operation (Op1,Op2 etc). It will modify structure while adding operation (violate Open close principle).</text:span></text:p>
      <text:p text:style-name="Standard"><text:a xlink:type="simple" xlink:href="https://www.youtube.com/watch?v=aR1B8MlwbRI" text:style-name="Internet_20_link" text:visited-style-name="Visited_20_Internet_20_Link"/></text:p>
      <text:p text:style-name="Standard"/>
      <text:p text:style-name="Standard"><text:a xlink:type="simple" xlink:href="https://dzone.com/articles/design-patterns-visitor" text:style-name="Internet_20_link" text:visited-style-name="Visited_20_Internet_20_Link">https://dzone.com/articles/design-patterns-visitor</text:a> </text:p>
      <text:p text:style-name="Standard"><text:a xlink:type="simple" xlink:href="https://www.geeksforgeeks.org/visitor-design-pattern/" text:style-name="Internet_20_link" text:visited-style-name="Visited_20_Internet_20_Link">https://www.geeksforgeeks.org/visitor-design-pattern/</text:a> </text:p>
      <text:p text:style-name="Standard"><text:a xlink:type="simple" xlink:href="https://www.youtube.com/watch?v=TeZqKnC2gvA" text:style-name="Internet_20_link" text:visited-style-name="Visited_20_Internet_20_Link">https://www.youtube.com/watch?v=TeZqKnC2gvA</text:a> <text:span text:style-name="T6">(best)</text:span></text:p>
      <text:p text:style-name="Standard"/>
      <text:p text:style-name="P5">Extra :</text:p>
      <text:p text:style-name="P5"/>
      <text:p text:style-name="P5">Single dispatch </text:p>
      <text:p text:style-name="P5">Double Dispatch : <text:span text:style-name="T5">Java,c++ does not support , so Visitor design pattern used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08:48:50.660000000</meta:creation-date>
    <dc:date>2020-02-25T09:06:01.403000000</dc:date>
    <meta:editing-duration>PT2H9M46S</meta:editing-duration>
    <meta:editing-cycles>29</meta:editing-cycles>
    <meta:generator>Neat_Office/6.2.8.2$Windows_x86 LibreOffice_project/</meta:generator>
    <meta:document-statistic meta:table-count="0" meta:image-count="0" meta:object-count="0" meta:page-count="1" meta:paragraph-count="15" meta:word-count="104" meta:character-count="793" meta:non-whitespace-character-count="687"/>
  </office:meta>
</office:document-meta>
</file>